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language="nb" fo:country="NO"/>
    </style:style>
    <style:style style:name="P2" style:family="paragraph" style:parent-style-name="Standard">
      <style:text-properties style:font-name="Arial Narrow" fo:language="nb" fo:country="NO" style:font-name-complex="Arial"/>
    </style:style>
    <style:style style:name="P3" style:family="paragraph" style:parent-style-name="Heading_20_1">
      <style:text-properties fo:language="nb" fo:country="NO"/>
    </style:style>
    <style:style style:name="P4" style:family="paragraph" style:parent-style-name="Heading_20_1">
      <style:paragraph-properties fo:margin-top="0.423cm" fo:margin-bottom="0.212cm" fo:keep-with-next="always"/>
    </style:style>
    <style:style style:name="P5" style:family="paragraph" style:parent-style-name="Standard">
      <style:text-properties style:font-name="Arial Narrow" fo:language="nb" fo:country="N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«LEGGE TIL» OBJEKT</text:h>
      <text:p text:style-name="P1"/>
      <text:p text:style-name="P1">Ved opprettelse av nytt objekt skal dette kobles mot nest høyere nivå. Dette gjøres i den første mappen. </text:p>
      <text:p text:style-name="P1">Klikk da i tom celle helt til høyre for nest høyere nivå.</text:p>
      <text:p text:style-name="P1"><text:span text:style-name="T1">Eksempel:</text:span> Du skal legge til et nytt rom. Klikk da i tom celle helt til høyre for Seksjon og velg riktg Seksjon fra pop-up vindu. Rommet registreres deretter med ID nr i celle ved Rom. Navn på rommet registreres i celle ved Navn.</text:p>
      <text:p text:style-name="P1"/>
      <text:p text:style-name="P1">Dersom nytt objekt skal registreres på høyeste nivå i lokaliseringsregisteret (Eiendom), gis dette en unik ID og et navn. <text:s/>Eiendommen kobles mot Bydel i egen nedtrekksmeny under den første mappen.</text:p>
      <text:p text:style-name="P1"/>
      <text:p text:style-name="P1">Fyll ut aktuell data under i de ulike mappene. Eiendoms ID samt nedtrekksmenyer for kategori og status må defineres for å kunne lagre registreringen. Feilmelding med beskrivelse av hva som mangler vises i overkant dersom utfylling ikke er komplett.</text:p>
      <text:p text:style-name="P1"/>
      <text:p text:style-name="P1">Dersom ID nr for en eiendom er feil, anbefales det at denne ID’en slettes og riktig registreres på nytt. For å redigere selve ID-nummeret må dette i så fall gjøres i selve databasen. Dette gjelder også ved opprettelse av ID-nummer på andre nivå som bygg, etasje og rom.</text:p>
      <text:p text:style-name="P1"/>
      <text:p text:style-name="P1"/>
      <text:p text:style-name="P1"/>
      <text:h text:style-name="P4" text:outline-level="1">«EDITERE» OBJEKT</text:h>
      <text:p text:style-name="P1"/>
      <text:p text:style-name="P1">Dersom du skal endre på opplysninger på et objekt eller legge til nye, må endringstype defineres før lagring.</text:p>
      <text:p text:style-name="P1"/>
      <text:p text:style-name="P1">Editer eventuelt fyll inn data i de feltene som er aktuelle i hver mappe.</text:p>
      <text:p text:style-name="P1"/>
      <text:p text:style-name="P1">Når et objekt har blitt editert, dukker det opp en boks med navn Historikk. Ved å klikke på denne får man oversikt over alle endringer og tillegg på dette objektet. Denne oppdateres etter hvert som endringer og tillegg registreres.</text:p>
      <text:p text:style-name="P1"/>
      <text:p text:style-name="P1">Når du er ferdig å endre eller legge til nye data, husk å klikke «Lagre».</text:p>
      <text:p text:style-name="P1">Klikk «Avslutt» for å avbryte registreringer og returnere til oversikten over objekter, eventuelt klikk et menypunkt til venstr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nut Vidar Olsen</meta:initial-creator>
    <meta:creation-date>2007-12-04T09:47:53</meta:creation-date>
    <dc:date>2009-09-10T15:23:57.43</dc:date>
    <meta:editing-cycles>13</meta:editing-cycles>
    <meta:editing-duration>PT06H22M57S</meta:editing-duration>
    <dc:creator>knut vidar olsen</dc:creator>
    <meta:document-statistic meta:table-count="0" meta:image-count="0" meta:object-count="0" meta:page-count="1" meta:paragraph-count="13" meta:word-count="299" meta:character-count="1752"/>
    <meta:user-defined meta:name="Info 1"/>
    <meta:user-defined meta:name="Info 2"/>
    <meta:user-defined meta:name="Info 3"/>
    <meta:user-defined meta:name="Info 4"/>
  </office:meta>
</office:document-meta>
</file>